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b06d" officeooo:paragraph-rsid="000fb06d"/>
    </style:style>
    <style:style style:name="P2" style:family="paragraph" style:parent-style-name="Standard">
      <style:text-properties fo:language="en" fo:country="US" officeooo:rsid="000fb06d" officeooo:paragraph-rsid="00117322"/>
    </style:style>
    <style:style style:name="P3" style:family="paragraph" style:parent-style-name="Standard">
      <style:text-properties fo:language="en" fo:country="US" officeooo:rsid="00117322" officeooo:paragraph-rsid="00117322"/>
    </style:style>
    <style:style style:name="P4" style:family="paragraph" style:parent-style-name="Standard">
      <style:text-properties officeooo:paragraph-rsid="000fb06d"/>
    </style:style>
    <style:style style:name="T1" style:family="text">
      <style:text-properties officeooo:rsid="000fb06d"/>
    </style:style>
    <style:style style:name="T2" style:family="text">
      <style:text-properties fo:language="en" fo:country="US" officeooo:rsid="000fb06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fb06d"/>
    </style:style>
    <style:style style:name="T5" style:family="text">
      <style:text-properties fo:language="ru" fo:country="RU" officeooo:rsid="00117322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645ad" style:font-name="sans-serif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ba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officeooo:rsid="00117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Филиппенко Дмитрий 141 КниИТ Лабораторная работа </text:span><text:span text:style-name="T2">#1<text:line-break/><text:line-break/>1) </text:span><text:span text:style-name="T4">Смещение — </text:span><text:span text:style-name="T6">В </text:span><text:a xlink:type="simple" xlink:href="https://ru.wikipedia.org/wiki/Компьютерная_инженерия" text:style-name="Internet_20_link" text:visited-style-name="Visited_20_Internet_20_Link"><text:span text:style-name="T8">компьютерной инженерии</text:span></text:a><text:span text:style-name="T7"> </text:span><text:span text:style-name="T6">и низкоуровневом программировании (например, </text:span><text:a xlink:type="simple" xlink:href="https://ru.wikipedia.org/wiki/Язык_ассемблера" text:style-name="Internet_20_link" text:visited-style-name="Visited_20_Internet_20_Link"><text:span text:style-name="T8">языке ассемблера</text:span></text:a><text:span text:style-name="T6">) смещение обычно обозначает количество адресов, которые нужно добавить к </text:span><text:a xlink:type="simple" xlink:href="https://ru.wikipedia.org/w/index.php?title=Базовый_адрес&amp;action=edit&amp;redlink=1" text:style-name="Internet_20_link" text:visited-style-name="Visited_20_Internet_20_Link"><text:span text:style-name="T10">базовому адресу</text:span></text:a><text:span text:style-name="T6">, чтобы получить конкретный </text:span><text:a xlink:type="simple" xlink:href="https://ru.wikipedia.org/wiki/Адрес_(информатика)#Машинный_язык" text:style-name="Internet_20_link" text:visited-style-name="Visited_20_Internet_20_Link"><text:span text:style-name="T9">абсолютный адрес</text:span></text:a><text:span text:style-name="T6">.</text:span> <text:line-break/><text:line-break/><text:span text:style-name="T1">2) Формат сегментных регистров:<text:line-break/></text:span><text:span text:style-name="T2">CS – </text:span><text:span text:style-name="T4">сегмент кода</text:span></text:p>
      <text:p text:style-name="P1">DS – <text:span text:style-name="T3">сегмент данных</text:span></text:p>
      <text:p text:style-name="P1">SS – <text:span text:style-name="T3">сегмент стека</text:span></text:p>
      <text:p text:style-name="P1">ES – <text:span text:style-name="T3">дополнительный сегмент данных</text:span></text:p>
      <text:p text:style-name="P1"><text:span text:style-name="T3"/></text:p>
      <text:p text:style-name="P2"><text:span text:style-name="T3">3)</text:span></text:p>
      <text:p text:style-name="P2">OF – <text:span text:style-name="T3">флаг переполнения. Принимает значение </text:span>OF=1 <text:span text:style-name="T3">в случае переполнения разрядной сетки при обработке операндов со знаком. При этом в результате операции происходит перенос (заем) в (из) старшего, знакового бита результата (биты 7 или 15 для 8- или 16-разрядных операндов соответственно)</text:span></text:p>
      <text:p text:style-name="P1"><text:span text:style-name="T3"/></text:p>
      <text:p text:style-name="P2"><text:span text:style-name="T3">4)</text:span></text:p>
      <text:p text:style-name="P2"><text:span text:style-name="T5">045</text:span><text:span text:style-name="T11">F * 10 = 45F0</text:span></text:p>
      <text:p text:style-name="P3">45F0 + 0032 = 4622</text:p>
      <text:p text:style-name="P3"/>
      <text:p text:style-name="P3">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15:16:05.693000000</dc:date>
    <meta:editing-duration>PT3M35S</meta:editing-duration>
    <meta:editing-cycles>1</meta:editing-cycles>
    <meta:document-statistic meta:table-count="0" meta:image-count="0" meta:object-count="0" meta:page-count="1" meta:paragraph-count="10" meta:word-count="104" meta:character-count="735" meta:non-whitespace-character-count="632"/>
    <meta:generator>LibreOffice/5.4.2.2$Windows_X86_64 LibreOffice_project/22b09f6418e8c2d508a9eaf86b2399209b0990f4</meta:generator>
  </office:meta>
</office:document-meta>
</file>